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09">
            <text:p>10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table:number-columns-repeated="2" office:value-type="float" office:value="95">
            <text:p>95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7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1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2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3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1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1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8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r. Honda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20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2">
            <text:p>312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1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8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8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!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8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400">
            <text:p>400</text:p>
          </table:table-cell>
          <table:table-cell table:style-name="Default" office:value-type="string">
            <text:p>Xmix1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1">
            <text:p>401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2">
            <text:p>402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3">
            <text:p>403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4">
            <text:p>404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5">
            <text:p>405</text:p>
          </table:table-cell>
          <table:table-cell table:style-name="Default" office:value-type="string">
            <text:p>Super Eurobeat Megamix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60">
            <text:p>160</text:p>
          </table:table-cell>
          <table:table-cell table:style-name="ce18" office:value-type="string">
            <text:p><text:span text:style-name="T1">DATA/mov/temp</text:span><text:span text:style-name="T2">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5/04/2013</text:date>, <text:time>05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5-04T05:33:32</dc:date>
    <meta:editing-duration>PT29M17S</meta:editing-duration>
    <meta:editing-cycles>17</meta:editing-cycles>
    <meta:document-statistic meta:table-count="1" meta:cell-count="1857" meta:object-count="0"/>
  </office:meta>
</office:document-meta>
</file>